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A000002864FFFAF1EF54B60A6.png" manifest:media-type="image/png"/>
  <manifest:file-entry manifest:full-path="Pictures/10000001000005160000026565AFBB27659E1803.png" manifest:media-type="image/png"/>
  <manifest:file-entry manifest:full-path="Pictures/1000000100000515000002D13539C3260D5C93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-0.132cm" svg:width="17cm" svg:height="8.957cm" draw:z-index="0"><draw:image xlink:href="Pictures/10000001000004CA000002864FFFAF1EF54B60A6.png" xlink:type="simple" xlink:show="embed" xlink:actuate="onLoad" draw:mime-type="image/png"/></draw:frame><draw:frame draw:style-name="fr1" draw:name="Imagen2" text:anchor-type="char" svg:x="0cm" svg:y="8.505cm" svg:width="17cm" svg:height="8.003cm" draw:z-index="1"><draw:image xlink:href="Pictures/10000001000005160000026565AFBB27659E1803.png" xlink:type="simple" xlink:show="embed" xlink:actuate="onLoad" draw:mime-type="image/png"/></draw:frame><draw:frame draw:style-name="fr1" draw:name="Imagen3" text:anchor-type="char" svg:x="0cm" svg:y="16.374cm" svg:width="17cm" svg:height="9.419cm" draw:z-index="2"><draw:image xlink:href="Pictures/1000000100000515000002D13539C3260D5C93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20:42:19.619000000</meta:creation-date>
    <dc:date>2023-10-13T20:46:27.095000000</dc:date>
    <meta:editing-duration>PT4M8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4.5.1$Windows_X86_64 LibreOffice_project/9c0871452b3918c1019dde9bfac75448afc4b57f</meta:generator>
  </office:meta>
</office:document-meta>
</file>